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Arial Unicode MS'" style:font-charset="x-symbol"/>
    <style:font-face style:name="Symbol" svg:font-family="Symbol"/>
    <style:font-face style:name="FreeSans2" svg:font-family="FreeSans" style:font-family-generic="swiss"/>
    <style:font-face style:name="arial" svg:font-family="arial" style:font-family-generic="swiss"/>
    <style:font-face style:name="FreeSans" svg:font-family="FreeSans" style:font-family-generic="roman" style:font-pitch="variable"/>
    <style:font-face style:name="Liberation Serif" svg:font-family="'Liberation Serif'" style:font-family-generic="roman" style:font-pitch="variable"/>
    <style:font-face style:name="New York1" svg:font-family="'New York'"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494cm" fo:orphans="0" fo:widows="0">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2" style:family="paragraph" style:parent-style-name="Standard">
      <style:paragraph-properties fo:line-height="0.494cm" fo:text-align="justify" style:justify-single-word="false" fo:orphans="0" fo:widows="0">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3" style:family="paragraph" style:parent-style-name="Standard">
      <style:paragraph-properties fo:text-align="justify" style:justify-single-word="false"/>
      <style:text-properties officeooo:paragraph-rsid="000bd315"/>
    </style:style>
    <style:style style:name="P4" style:family="paragraph" style:parent-style-name="Standard">
      <style:paragraph-properties fo:margin-left="0.503cm" fo:margin-right="0cm" fo:text-align="justify" style:justify-single-word="false" fo:text-indent="0cm" style:auto-text-indent="false"/>
      <style:text-properties style:use-window-font-color="true" fo:font-size="12pt" fo:language="en" fo:country="US" style:text-underline-style="none" fo:font-weight="normal" officeooo:paragraph-rsid="000bd315"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5"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6"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style:text-underline-style="solid" style:text-underline-width="auto" style:text-underline-color="font-color" fo:font-weight="bold" officeooo:paragraph-rsid="000bd315" style:font-name-asian="Times New Roman" style:font-size-asian="12pt" style:language-asian="zxx" style:country-asian="none" style:font-weight-asian="bold" style:font-name-complex="New York" style:font-size-complex="10pt" style:language-complex="ar" style:country-complex="SA" style:font-weight-complex="bold"/>
    </style:style>
    <style:style style:name="P7"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style:text-underline-style="none" fo:font-weight="normal" officeooo:paragraph-rsid="000bd315"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8"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 style:font-size-complex="10pt" style:language-complex="ar" style:country-complex="SA"/>
    </style:style>
    <style:style style:name="P9"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 style:font-size-complex="12pt" style:language-complex="ar" style:country-complex="SA"/>
    </style:style>
    <style:style style:name="P10"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11"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2pt" style:language-complex="ar" style:country-complex="SA" style:font-style-complex="normal" style:font-weight-complex="normal"/>
    </style:style>
    <style:style style:name="P12"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en" fo:country="US" fo:font-style="normal" style:text-underline-style="none" fo:font-weight="normal" officeooo:rsid="000a8b44" officeooo:paragraph-rsid="000bd315"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paragraph-properties fo:margin-left="0.503cm" fo:margin-right="0cm" fo:text-align="justify" style:justify-single-word="false" fo:text-indent="0cm" style:auto-text-indent="false">
        <style:tab-stops>
          <style:tab-stop style:position="0.926cm"/>
        </style:tab-stops>
      </style:paragraph-properties>
      <style:text-properties officeooo:paragraph-rsid="000bd315"/>
    </style:style>
    <style:style style:name="P15" style:family="paragraph" style:parent-style-name="Standard">
      <style:paragraph-properties fo:margin-left="0.503cm" fo:margin-right="0cm" fo:text-align="justify" style:justify-single-word="false" fo:text-indent="0cm" style:auto-text-indent="false"/>
      <style:text-properties officeooo:paragraph-rsid="000bd315"/>
    </style:style>
    <style:style style:name="P16" style:family="paragraph" style:parent-style-name="Standard">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17"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style:text-underline-style="solid" style:text-underline-width="auto" style:text-underline-color="font-color" fo:font-weight="bold" officeooo:rsid="000a8b44" officeooo:paragraph-rsid="000a8b44" style:font-name-asian="Times New Roman" style:font-size-asian="12pt" style:language-asian="zxx" style:country-asian="none" style:font-weight-asian="bold" style:font-name-complex="New York" style:font-size-complex="10pt" style:language-complex="ar" style:country-complex="SA" style:font-weight-complex="normal"/>
    </style:style>
    <style:style style:name="P18"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 style:font-size-complex="10pt" style:language-complex="ar" style:country-complex="SA"/>
    </style:style>
    <style:style style:name="P20"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bd315"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21"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bd315"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bold"/>
    </style:style>
    <style:style style:name="P22"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23"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bold"/>
    </style:style>
    <style:style style:name="P24"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bold"/>
    </style:style>
    <style:style style:name="P25" style:family="paragraph" style:parent-style-name="Standard">
      <style:paragraph-properties fo:margin-left="0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26" style:family="paragraph" style:parent-style-name="Standard">
      <style:paragraph-properties fo:margin-left="0.52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2pt" style:language-complex="ar" style:country-complex="SA" style:font-style-complex="normal" style:font-weight-complex="normal"/>
    </style:style>
    <style:style style:name="P27" style:family="paragraph" style:parent-style-name="Standard">
      <style:paragraph-properties fo:margin-left="0.52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28" style:family="paragraph" style:parent-style-name="Standard" style:list-style-name="WW8Num2">
      <style:paragraph-properties fo:margin-left="2.778cm" fo:margin-right="0cm" fo:text-align="justify" style:justify-single-word="false" fo:text-indent="-2.275cm" style:auto-text-indent="false">
        <style:tab-stops>
          <style:tab-stop style:position="0.926cm"/>
        </style:tab-stops>
      </style:paragraph-properties>
      <style:text-properties officeooo:paragraph-rsid="000bd315"/>
    </style:style>
    <style:style style:name="P29" style:family="paragraph" style:parent-style-name="Standard" style:list-style-name="WW8Num2">
      <style:paragraph-properties fo:margin-left="0.503cm" fo:margin-right="0cm" fo:text-align="justify" style:justify-single-word="false" fo:text-indent="0cm" style:auto-text-indent="false"/>
      <style:text-properties officeooo:paragraph-rsid="000bd315"/>
    </style:style>
    <style:style style:name="P30" style:family="paragraph" style:parent-style-name="Standard" style:list-style-name="WW8Num3">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31"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2pt" style:language-complex="ar" style:country-complex="SA" style:font-style-complex="normal" style:font-weight-complex="normal"/>
    </style:style>
    <style:style style:name="P32" style:family="paragraph">
      <style:paragraph-properties fo:margin-left="0cm" fo:margin-right="0cm" fo:text-align="center" fo:text-indent="0cm"/>
    </style:style>
    <style:style style:name="P33" style:family="paragraph">
      <style:paragraph-properties fo:margin-left="0cm" fo:margin-right="0cm" fo:text-align="justify" fo:text-indent="0cm"/>
    </style:style>
    <style:style style:name="P34" style:family="paragraph">
      <style:paragraph-properties fo:margin-left="0cm" fo:margin-right="0cm" fo:text-align="start" fo:text-indent="0cm"/>
    </style:style>
    <style:style style:name="P35" style:family="paragraph">
      <loext:graphic-properties draw:fill="none" draw:fill-color="#ffffff"/>
      <style:paragraph-properties fo:margin-left="0cm" fo:margin-right="0cm" fo:text-align="center" fo:text-indent="0cm" style:writing-mode="lr-tb"/>
      <style:text-properties style:font-name="arial" fo:font-size="12pt" fo:language="en" fo:country="US" style:text-underline-style="solid" style:text-underline-width="auto" style:text-underline-color="font-color" style:language-asian="zxx" style:country-asian="none"/>
    </style:style>
    <style:style style:name="P36" style:family="paragraph">
      <style:paragraph-properties fo:margin-left="0.503cm" fo:margin-right="0cm" fo:text-align="justify" fo:text-indent="0cm"/>
    </style:style>
    <style:style style:name="T1" style:family="text">
      <style:text-properties fo:font-style="italic" style:font-style-asian="italic" style:font-style-complex="italic"/>
    </style:style>
    <style:style style:name="T2" style:family="text">
      <style:text-properties fo:font-style="italic" style:text-underline-style="none" fo:font-weight="normal" officeooo:rsid="000bd315" style:font-style-asian="italic" style:font-weight-asian="normal" style:font-size-complex="10pt" style:font-style-complex="italic"/>
    </style:style>
    <style:style style:name="T3" style:family="text">
      <style:text-properties style:use-window-font-color="true" fo:font-size="12pt" fo:language="en" fo:country="US" style:text-underline-style="none" fo:font-weight="normal"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T4" style:family="text">
      <style:text-properties style:use-window-font-color="true" fo:font-size="12pt" fo:language="fr" fo:country="FR" fo:font-style="italic" style:font-name-asian="Times New Roman" style:font-size-asian="12pt" style:language-asian="zxx" style:country-asian="none" style:font-style-asian="italic" style:font-name-complex="New York" style:font-size-complex="10pt" style:language-complex="ar" style:country-complex="SA" style:font-style-complex="italic"/>
    </style:style>
    <style:style style:name="T5" style:family="text">
      <style:text-properties style:use-window-font-color="true" fo:font-size="12pt" fo:language="fr" fo:country="FR" fo:font-style="italic" style:text-underline-style="none" fo:font-weight="normal" style:font-name-asian="Times New Roman" style:font-size-asian="12pt" style:language-asian="zxx" style:country-asian="none" style:font-style-asian="italic" style:font-weight-asian="normal" style:font-name-complex="New York" style:font-size-complex="10pt" style:language-complex="ar" style:country-complex="SA" style:font-style-complex="italic" style:font-weight-complex="normal"/>
    </style:style>
    <style:style style:name="T6" style:family="text">
      <style:text-properties style:use-window-font-color="true" fo:font-size="12pt" fo:language="fr" fo:country="FR" fo:font-style="italic" style:text-underline-style="none" fo:font-weight="normal" style:font-name-asian="Times" style:font-size-asian="12pt" style:language-asian="zxx" style:country-asian="none" style:font-style-asian="italic" style:font-weight-asian="normal" style:font-name-complex="Times" style:font-size-complex="10pt" style:language-complex="ar" style:country-complex="SA" style:font-style-complex="italic" style:font-weight-complex="normal"/>
    </style:style>
    <style:style style:name="T7" style:family="text">
      <style:text-properties style:use-window-font-color="true" fo:font-size="12pt" fo:language="fr" fo:country="FR" fo:font-style="italic" style:text-underline-style="none" fo:font-weight="normal" style:font-size-asian="12pt" style:language-asian="zxx" style:country-asian="none" style:font-style-asian="italic" style:font-weight-asian="normal" style:font-size-complex="10pt" style:language-complex="ar" style:country-complex="SA" style:font-style-complex="italic" style:font-weight-complex="normal"/>
    </style:style>
    <style:style style:name="T8" style:family="text">
      <style:text-properties style:use-window-font-color="true" fo:font-size="12pt" fo:language="fr" fo:country="FR" style:font-name-asian="Times New Roman" style:font-size-asian="12pt" style:language-asian="zxx" style:country-asian="none" style:font-name-complex="New York" style:font-size-complex="10pt" style:language-complex="ar" style:country-complex="SA"/>
    </style:style>
    <style:style style:name="T9" style:family="text">
      <style:text-properties style:use-window-font-color="true" fo:font-size="12pt" fo:language="fr" fo:country="FR" style:text-underline-style="none" fo:font-weight="normal" style:font-size-asian="12pt" style:language-asian="zxx" style:country-asian="none" style:font-weight-asian="normal" style:font-size-complex="10pt" style:language-complex="ar" style:country-complex="SA" style:font-weight-complex="normal"/>
    </style:style>
    <style:style style:name="T10" style:family="text">
      <style:text-properties style:use-window-font-color="true" fo:font-size="12pt" fo:language="fr" fo:country="FR" style:text-underline-style="none" fo:font-weight="normal"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T11" style:family="text">
      <style:text-properties style:use-window-font-color="true" fo:font-size="12pt" fo:language="fr" fo:country="FR" style:text-underline-style="none" fo:font-weight="normal" style:font-name-asian="Times" style:font-size-asian="12pt" style:language-asian="zxx" style:country-asian="none" style:font-weight-asian="normal" style:font-name-complex="Times" style:font-size-complex="10pt" style:language-complex="ar" style:country-complex="SA" style:font-weight-complex="normal"/>
    </style:style>
    <style:style style:name="T12" style:family="text">
      <style:text-properties officeooo:rsid="000bd315"/>
    </style:style>
    <style:style style:name="T13" style:family="text">
      <style:text-properties fo:language="fr" fo:country="FR"/>
    </style:style>
    <style:style style:name="T14" style:family="text">
      <style:text-properties fo:language="fr" fo:country="FR" style:font-name-asian="Times New Roman" style:font-name-complex="New York"/>
    </style:style>
    <style:style style:name="T15" style:family="text">
      <style:text-properties fo:language="fr" fo:country="FR" style:font-name-asian="Times" style:font-name-complex="Times"/>
    </style:style>
    <style:style style:name="T16" style:family="text">
      <style:text-properties fo:language="fr" fo:country="FR" fo:font-style="italic" style:font-name-asian="Times New Roman" style:font-style-asian="italic" style:font-name-complex="New York" style:font-style-complex="italic"/>
    </style:style>
    <style:style style:name="T17" style:family="text">
      <style:text-properties fo:language="fr" fo:country="FR" officeooo:rsid="000bd315"/>
    </style:style>
    <style:style style:name="T18" style:family="text">
      <style:text-properties fo:language="fr" fo:country="FR" style:text-underline-style="none" fo:font-weight="normal" officeooo:rsid="000bd315" style:font-name-asian="Times New Roman" style:font-weight-asian="normal" style:font-name-complex="New York"/>
    </style:style>
    <style:style style:name="T19" style:family="text">
      <style:text-properties fo:language="fr" fo:country="FR" style:text-underline-style="none" fo:font-weight="normal" officeooo:rsid="000bd315" style:font-name-asian="Times" style:font-weight-asian="normal" style:font-name-complex="Times"/>
    </style:style>
    <style:style style:name="T20" style:family="text">
      <style:text-properties fo:language="fr" fo:country="FR" style:text-underline-style="none" fo:font-weight="normal" officeooo:rsid="000bd315" style:font-weight-asian="normal"/>
    </style:style>
    <style:style style:name="T21" style:family="text">
      <style:text-properties fo:language="fr" fo:country="FR" officeooo:rsid="000bd315" style:font-name-complex="New York1"/>
    </style:style>
    <style:style style:name="T22" style:family="text">
      <style:text-properties style:font-name-asian="Times" style:font-name-complex="Times"/>
    </style:style>
    <style:style style:name="T23" style:family="text">
      <style:text-properties style:text-underline-style="none" fo:font-weight="normal" officeooo:rsid="000bd315" style:font-weight-asian="normal" style:font-size-complex="10pt"/>
    </style:style>
    <style:style style:name="T24" style:family="text">
      <style:text-properties fo:font-size="12pt" style:font-size-asian="12pt" style:language-asian="zxx" style:country-asian="none"/>
    </style:style>
    <style:style style:name="T25" style:family="text">
      <style:text-properties fo:font-size="12pt" style:font-size-asian="12pt" style:language-asian="zxx" style:country-asian="none" style:font-name-complex="New York1"/>
    </style:style>
    <style:style style:name="T26" style:family="text">
      <style:text-properties fo:font-size="12pt" style:font-size-asian="12pt" style:language-asian="zxx" style:country-asian="none" style:font-name-complex="Times New Roman"/>
    </style:style>
    <style:style style:name="T27" style:family="text">
      <style:text-properties fo:font-size="12pt" style:text-underline-style="solid" style:text-underline-width="auto" style:text-underline-color="font-color" style:font-size-asian="12pt" style:language-asian="zxx" style:country-asian="none" style:font-name-complex="New York1"/>
    </style:style>
    <style:style style:name="T28" style:family="text">
      <style:text-properties officeooo:rsid="000dbf78"/>
    </style:style>
    <style:style style:name="T29" style:family="text">
      <style:text-properties style:font-name="arial" fo:font-size="12pt" fo:language="en" fo:country="US" style:text-underline-style="solid" style:text-underline-width="auto" style:text-underline-color="font-color" style:language-asian="zxx" style:country-asian="none"/>
    </style:style>
    <style:style style:name="T30" style:family="text">
      <style:text-properties style:font-name="arial" fo:font-size="12pt" fo:language="en" fo:country="US" style:language-asian="zxx" style:country-asian="none"/>
    </style:style>
    <style:style style:name="T31" style:family="text">
      <style:text-properties style:font-name="arial" fo:font-size="12pt" fo:language="en" fo:country="US" fo:font-weight="bold" style:language-asian="zxx" style:country-asian="none" style:font-weight-asian="bold" style:font-weight-complex="bold"/>
    </style:style>
    <style:style style:name="T32" style:family="text">
      <style:text-properties style:font-name="arial" fo:font-size="12pt" fo:language="en" fo:country="US" style:language-asian="zxx" style:country-asian="none" style:font-name-complex="Times New Roman"/>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3.092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ercice 1</text:p>
      <text:p text:style-name="P1"/>
      <text:p text:style-name="P6">Question 1</text:p>
      <text:p text:style-name="P6"/>
      <text:p text:style-name="P7">In this exercice, we rely on Hoare monitors as presented in the lectures (this means priority to the signal receiver and implicit locking of the monitor).</text:p>
      <text:p text:style-name="P7">We want to control the lifecycle of a software component (like a box). This component can be stopped and started. If the component is in the stopped state, there must not be any activity running inside the component. The monitor which implements such a lifecycle for a component is composed of the following procedures:</text:p>
      <text:list xml:id="list4070280362" text:style-name="WW8Num2">
        <text:list-item>
          <text:p text:style-name="P28"><text:span text:style-name="T4">enter()</text:span><text:span text:style-name="T8"> : executed by each activity which wants to enter the component (must block if the component is stopped, until the component is started).</text:span></text:p>
        </text:list-item>
        <text:list-item>
          <text:p text:style-name="P28"><text:span text:style-name="T4">exit() </text:span><text:span text:style-name="T8">: executed <text:s/>by each activity which wants to exit the component.</text:span></text:p>
        </text:list-item>
        <text:list-item>
          <text:p text:style-name="P28"><text:span text:style-name="T4">stop()</text:span><text:span text:style-name="T8"> : executed by an activity which wants to stop the component. This procedure returns only when there isn't any activity running in the component (must block if activities are running inside).</text:span></text:p>
        </text:list-item>
        <text:list-item>
          <text:p text:style-name="P28"><text:span text:style-name="T4">start()</text:span><text:span text:style-name="T8"> : executed by an activity which wants to start the component. The </text:span><text:span text:style-name="T4">start()</text:span><text:span text:style-name="T8"> procedure is always called by the activity which previously stopped the component.</text:span></text:p>
        </text:list-item>
      </text:list>
      <text:p text:style-name="P14"><text:span text:style-name="T8">We assume here that only one activity can invoke the </text:span><text:span text:style-name="T4">stop()</text:span><text:span text:style-name="T8"> procedure (i.e. </text:span><text:span text:style-name="T4">stop()</text:span><text:span text:style-name="T8"> cannot be invoked while the component is stopped).</text:span></text:p>
      <text:p text:style-name="P8">You must program this monitor. Clarity is an important evaluation criteria.</text:p>
      <text:p text:style-name="P15"><text:span text:style-name="T8">Indication: the problem is very similar to a reader/writer scheme, you can implement it with two conditions: </text:span><text:span text:style-name="T4">start</text:span><text:span text:style-name="T8"> and </text:span><text:span text:style-name="T4">stop</text:span><text:span text:style-name="T8">.</text:span></text:p>
      <text:p text:style-name="P2"/>
      <text:p text:style-name="P2"/>
      <text:p text:style-name="P18">Exercice <text:span text:style-name="T12">2</text:span></text:p>
      <text:p text:style-name="P18"/>
      <text:p text:style-name="P15"><text:span text:style-name="T10">In</text:span><text:span text:style-name="T11"> </text:span><text:span text:style-name="T9">this</text:span><text:span text:style-name="T11"> </text:span><text:span text:style-name="T9">question,</text:span><text:span text:style-name="T11"> </text:span><text:span text:style-name="T9">we</text:span><text:span text:style-name="T11"> </text:span><text:span text:style-name="T9">rely</text:span><text:span text:style-name="T11"> </text:span><text:span text:style-name="T9">on</text:span><text:span text:style-name="T11"> </text:span><text:span text:style-name="T9">Hoare</text:span><text:span text:style-name="T11"> </text:span><text:span text:style-name="T9">monitors</text:span><text:span text:style-name="T11"> </text:span><text:span text:style-name="T9">as</text:span><text:span text:style-name="T11"> </text:span><text:span text:style-name="T9">presented</text:span><text:span text:style-name="T11"> </text:span><text:span text:style-name="T9">in</text:span><text:span text:style-name="T11"> </text:span><text:span text:style-name="T9">the</text:span><text:span text:style-name="T11"> </text:span><text:span text:style-name="T9">lectures</text:span><text:span text:style-name="T11"> </text:span><text:span text:style-name="T9">(this</text:span><text:span text:style-name="T11"> </text:span><text:span text:style-name="T9">means</text:span><text:span text:style-name="T11"> </text:span><text:span text:style-name="T9">priority</text:span><text:span text:style-name="T11"> </text:span><text:span text:style-name="T9">to</text:span><text:span text:style-name="T11"> </text:span><text:span text:style-name="T9">the</text:span><text:span text:style-name="T11"> </text:span><text:span text:style-name="T9">signal</text:span><text:span text:style-name="T11"> </text:span><text:span text:style-name="T9">receiver</text:span><text:span text:style-name="T11"> </text:span><text:span text:style-name="T9">and</text:span><text:span text:style-name="T11"> </text:span><text:span text:style-name="T9">implicit</text:span><text:span text:style-name="T11"> </text:span><text:span text:style-name="T9">locking</text:span><text:span text:style-name="T11"> </text:span><text:span text:style-name="T9">of</text:span><text:span text:style-name="T11"> </text:span><text:span text:style-name="T9">the</text:span><text:span text:style-name="T11"> </text:span><text:span text:style-name="T9">monitor).</text:span></text:p>
      <text:p text:style-name="P7"/>
      <text:p text:style-name="P15"><text:span text:style-name="T10">You</text:span><text:span text:style-name="T11"> </text:span><text:span text:style-name="T9">must</text:span><text:span text:style-name="T11"> </text:span><text:span text:style-name="T9">program</text:span><text:span text:style-name="T11"> </text:span><text:span text:style-name="T9">a</text:span><text:span text:style-name="T11"> </text:span><text:span text:style-name="T9">monitor</text:span><text:span text:style-name="T11"> </text:span><text:span text:style-name="T9">which</text:span><text:span text:style-name="T11"> </text:span><text:span text:style-name="T9">implements</text:span><text:span text:style-name="T11"> </text:span><text:span text:style-name="T9">a</text:span><text:span text:style-name="T11"> </text:span><text:span text:style-name="T9">producer-consumer</text:span><text:span text:style-name="T11"> </text:span><text:span text:style-name="T9">scheme</text:span><text:span text:style-name="T11"> </text:span><text:span text:style-name="T9">(as</text:span><text:span text:style-name="T11"> </text:span><text:span text:style-name="T9">explained</text:span><text:span text:style-name="T11"> </text:span><text:span text:style-name="T9">in</text:span><text:span text:style-name="T11"> </text:span><text:span text:style-name="T9">the</text:span><text:span text:style-name="T11"> </text:span><text:span text:style-name="T9">lectures).</text:span><text:span text:style-name="T11"> </text:span><text:span text:style-name="T9">This</text:span><text:span text:style-name="T11"> </text:span><text:span text:style-name="T9">monitor</text:span><text:span text:style-name="T11"> </text:span><text:span text:style-name="T9">called</text:span><text:span text:style-name="T11"> </text:span><text:span text:style-name="T5">ProdCons</text:span><text:span text:style-name="T11"> </text:span><text:span text:style-name="T9">provides</text:span><text:span text:style-name="T11"> </text:span><text:span text:style-name="T9">two</text:span><text:span text:style-name="T11"> </text:span><text:span text:style-name="T9">procedures:</text:span></text:p>
      <text:list xml:id="list60005367118856" text:continue-numbering="true" text:style-name="WW8Num2">
        <text:list-item>
          <text:p text:style-name="P29"><text:span text:style-name="T5">void</text:span><text:span text:style-name="T6"> </text:span><text:span text:style-name="T7">produce(Item</text:span><text:span text:style-name="T6"> </text:span><text:span text:style-name="T7">it);</text:span></text:p>
        </text:list-item>
        <text:list-item>
          <text:p text:style-name="P29"><text:span text:style-name="T5">Item</text:span><text:span text:style-name="T6"> </text:span><text:span text:style-name="T7">consume();</text:span></text:p>
        </text:list-item>
      </text:list>
      <text:p text:style-name="P15"><text:span text:style-name="T10">The</text:span><text:span text:style-name="T11"> </text:span><text:span text:style-name="T9">number</text:span><text:span text:style-name="T11"> </text:span><text:span text:style-name="T9">of</text:span><text:span text:style-name="T11"> </text:span><text:span text:style-name="T9">places</text:span><text:span text:style-name="T11"> </text:span><text:span text:style-name="T9">in</text:span><text:span text:style-name="T11"> </text:span><text:span text:style-name="T9">the</text:span><text:span text:style-name="T11"> </text:span><text:span text:style-name="T9">buffer</text:span><text:span text:style-name="T11"> </text:span><text:span text:style-name="T9">is</text:span><text:span text:style-name="T11"> </text:span><text:span text:style-name="T9">a</text:span><text:span text:style-name="T11"> </text:span><text:span text:style-name="T9">constant</text:span><text:span text:style-name="T11"> </text:span><text:span text:style-name="T5">N</text:span><text:span text:style-name="T11"> </text:span><text:span text:style-name="T9">and</text:span><text:span text:style-name="T11"> </text:span><text:span text:style-name="T9">the</text:span><text:span text:style-name="T11"> </text:span><text:span text:style-name="T9">two</text:span><text:span text:style-name="T11"> </text:span><text:span text:style-name="T9">above</text:span><text:span text:style-name="T11"> </text:span><text:span text:style-name="T9">procedures</text:span><text:span text:style-name="T11"> </text:span><text:span text:style-name="T9">rely</text:span><text:span text:style-name="T11"> </text:span><text:span text:style-name="T9">on</text:span><text:span text:style-name="T11"> </text:span><text:span text:style-name="T9">the</text:span><text:span text:style-name="T11"> </text:span><text:span text:style-name="T9">two</text:span><text:span text:style-name="T11"> </text:span><text:span text:style-name="T9">following</text:span><text:span text:style-name="T11"> </text:span><text:span text:style-name="T9">procedures</text:span><text:span text:style-name="T11"> </text:span><text:span text:style-name="T9">to</text:span><text:span text:style-name="T11"> </text:span><text:span text:style-name="T9">effectively</text:span><text:span text:style-name="T11"> </text:span><text:span text:style-name="T9">manage</text:span><text:span text:style-name="T11"> </text:span><text:span text:style-name="T9">the</text:span><text:span text:style-name="T11"> </text:span><text:span text:style-name="T9">buffer</text:span><text:span text:style-name="T11"> </text:span><text:span text:style-name="T9">(you</text:span><text:span text:style-name="T11"> </text:span><text:span text:style-name="T9">don't</text:span><text:span text:style-name="T11"> </text:span><text:span text:style-name="T9">have</text:span><text:span text:style-name="T11"> </text:span><text:span text:style-name="T9">to</text:span><text:span text:style-name="T11"> </text:span><text:span text:style-name="T9">implement</text:span><text:span text:style-name="T11"> </text:span><text:span text:style-name="T9">the</text:span><text:span text:style-name="T11"> </text:span><text:span text:style-name="T9">code</text:span><text:span text:style-name="T11"> </text:span><text:span text:style-name="T9">which</text:span><text:span text:style-name="T11"> </text:span><text:span text:style-name="T9">manages</text:span><text:span text:style-name="T11"> </text:span><text:span text:style-name="T9">the</text:span><text:span text:style-name="T11"> </text:span><text:span text:style-name="T9">buffer).</text:span></text:p>
      <text:list xml:id="list60005796935170" text:continue-numbering="true" text:style-name="WW8Num2">
        <text:list-item>
          <text:p text:style-name="P29"><text:span text:style-name="T10">void</text:span><text:span text:style-name="T11"> </text:span><text:span text:style-name="T9">effective_production(Item</text:span><text:span text:style-name="T11"> </text:span><text:span text:style-name="T9">it);</text:span></text:p>
        </text:list-item>
        <text:list-item>
          <text:p text:style-name="P29"><text:span text:style-name="T10">Item</text:span><text:span text:style-name="T11"> </text:span><text:span text:style-name="T9">effective_consumption();</text:span></text:p>
        </text:list-item>
      </text:list>
      <text:p text:style-name="P5"><text:span text:style-name="T14">You</text:span><text:span text:style-name="T15"> </text:span><text:span text:style-name="T13">have</text:span><text:span text:style-name="T15"> </text:span><text:span text:style-name="T13">to</text:span><text:span text:style-name="T15"> </text:span><text:span text:style-name="T13">implement</text:span><text:span text:style-name="T15"> </text:span><text:span text:style-name="T16">ProdCons</text:span><text:span text:style-name="T15"> </text:span><text:span text:style-name="T13">with</text:span><text:span text:style-name="T15"> </text:span><text:span text:style-name="T13">ONE</text:span><text:span text:style-name="T15"> </text:span><text:span text:style-name="T13">AND</text:span><text:span text:style-name="T15"> </text:span><text:span text:style-name="T13">ONLY</text:span><text:span text:style-name="T15"> </text:span><text:span text:style-name="T13">ONE</text:span><text:span text:style-name="T15"> </text:span><text:span text:style-name="T13">condition</text:span><text:span text:style-name="T15"> </text:span><text:span text:style-name="T13">variable.</text:span></text:p>
      <text:p text:style-name="P10"/>
      <text:p text:style-name="P10"/>
      <text:p text:style-name="P10"/>
      <text:p text:style-name="P10"/>
      <text:p text:style-name="P18"><text:span text:style-name="T13">Exercice </text:span><text:span text:style-name="T17">3</text:span></text:p>
      <text:p text:style-name="P20"/>
      <text:p text:style-name="P3">In<text:span text:style-name="T22"> </text:span>this<text:span text:style-name="T22"> </text:span>question,<text:span text:style-name="T22"> </text:span>we<text:span text:style-name="T22"> </text:span>use<text:span text:style-name="T22"> </text:span>Semaphores<text:span text:style-name="T22"> </text:span><text:span text:style-name="T10">as</text:span><text:span text:style-name="T11"> </text:span><text:span text:style-name="T9">presented</text:span><text:span text:style-name="T11"> </text:span><text:span text:style-name="T9">in</text:span><text:span text:style-name="T11"> </text:span><text:span text:style-name="T9">the</text:span><text:span text:style-name="T11"> </text:span><text:span text:style-name="T9">lectures.</text:span></text:p>
      <text:p text:style-name="P3"><text:span text:style-name="T10">We</text:span><text:span text:style-name="T11"> </text:span><text:span text:style-name="T9">consider</text:span><text:span text:style-name="T11"> </text:span><text:span text:style-name="T9">two</text:span><text:span text:style-name="T11"> </text:span><text:span text:style-name="T9">computation</text:span><text:span text:style-name="T11"> </text:span><text:span text:style-name="T9">processes</text:span><text:span text:style-name="T11"> </text:span><text:span text:style-name="T9">P1()</text:span><text:span text:style-name="T11"> </text:span><text:span text:style-name="T9">and</text:span><text:span text:style-name="T11"> </text:span><text:span text:style-name="T9">P2()</text:span><text:span text:style-name="T11"> </text:span><text:span text:style-name="T9">that</text:span><text:span text:style-name="T11"> </text:span><text:span text:style-name="T9">we</text:span><text:span text:style-name="T11"> </text:span><text:span text:style-name="T9">launch</text:span><text:span text:style-name="T11"> </text:span><text:span text:style-name="T9">in</text:span><text:span text:style-name="T11"> </text:span><text:span text:style-name="T9">parallel</text:span><text:span text:style-name="T11"> </text:span><text:span text:style-name="T9">(on</text:span><text:span text:style-name="T11"> </text:span><text:span text:style-name="T9">a</text:span><text:span text:style-name="T11"> </text:span><text:span text:style-name="T9">multi-core</text:span><text:span text:style-name="T11"> </text:span><text:span text:style-name="T9">architecture).</text:span><text:span text:style-name="T11"> </text:span><text:span text:style-name="T9">A</text:span><text:span text:style-name="T11"> </text:span><text:span text:style-name="T9">third</text:span><text:span text:style-name="T11"> </text:span><text:span text:style-name="T9">process</text:span><text:span text:style-name="T11"> </text:span><text:span text:style-name="T9">Display(),</text:span><text:span text:style-name="T11"> </text:span><text:span text:style-name="T9">which</text:span><text:span text:style-name="T11"> </text:span><text:span text:style-name="T9">shows</text:span><text:span text:style-name="T11"> </text:span><text:span text:style-name="T9">the</text:span><text:span text:style-name="T11"> </text:span><text:span text:style-name="T9">results</text:span><text:span text:style-name="T11"> </text:span><text:span text:style-name="T9">of</text:span><text:span text:style-name="T11"> </text:span><text:span text:style-name="T9">the</text:span><text:span text:style-name="T11"> </text:span><text:span text:style-name="T9">computations,</text:span><text:span text:style-name="T11"> </text:span><text:span text:style-name="T9">should</text:span><text:span text:style-name="T11"> </text:span><text:span text:style-name="T9">start</text:span><text:span text:style-name="T11"> </text:span><text:span text:style-name="T9">only</text:span><text:span text:style-name="T11"> </text:span><text:span text:style-name="T9">when</text:span><text:span text:style-name="T11"> </text:span><text:span text:style-name="T9">P1()</text:span><text:span text:style-name="T11"> </text:span><text:span text:style-name="T9">and</text:span><text:span text:style-name="T11"> </text:span><text:span text:style-name="T9">P2()</text:span><text:span text:style-name="T11"> </text:span><text:span text:style-name="T9">completed</text:span><text:span text:style-name="T11"> </text:span><text:span text:style-name="T9">their</text:span><text:span text:style-name="T11"> </text:span><text:span text:style-name="T9">computations.</text:span></text:p>
      <text:p text:style-name="P18"><text:span text:style-name="T18">Describe</text:span><text:span text:style-name="T19"> </text:span><text:span text:style-name="T20">the</text:span><text:span text:style-name="T19"> </text:span><text:span text:style-name="T20">code</text:span><text:span text:style-name="T19"> </text:span><text:span text:style-name="T20">(using</text:span><text:span text:style-name="T19"> </text:span><text:span text:style-name="T20">Semaphores)</text:span><text:span text:style-name="T19"> </text:span><text:span text:style-name="T20">that</text:span><text:span text:style-name="T19"> </text:span><text:span text:style-name="T20">you</text:span><text:span text:style-name="T19"> </text:span><text:span text:style-name="T20">must</text:span><text:span text:style-name="T19"> </text:span><text:span text:style-name="T20">add</text:span><text:span text:style-name="T19"> </text:span><text:span text:style-name="T20">to</text:span><text:span text:style-name="T19"> </text:span><text:span text:style-name="T20">P1(),</text:span><text:span text:style-name="T19"> </text:span><text:span text:style-name="T20">P2()</text:span><text:span text:style-name="T19"> </text:span><text:span text:style-name="T20">and</text:span><text:span text:style-name="T19"> </text:span><text:span text:style-name="T20">Display()</text:span><text:span text:style-name="T19"> </text:span><text:span text:style-name="T20">in</text:span><text:span text:style-name="T19"> </text:span><text:span text:style-name="T20">order</text:span><text:span text:style-name="T19"> </text:span><text:span text:style-name="T20">to</text:span><text:span text:style-name="T19"> </text:span><text:span text:style-name="T20">implement</text:span><text:span text:style-name="T19"> </text:span><text:span text:style-name="T20">this</text:span><text:span text:style-name="T19"> </text:span><text:span text:style-name="T20">synchronization</text:span><text:span text:style-name="T19"> </text:span><text:span text:style-name="T20">scheme.</text:span></text:p>
      <text:p text:style-name="P22"><text:soft-page-break/></text:p>
      <text:p text:style-name="P22"/>
      <text:p text:style-name="P21">Exercice 4</text:p>
      <text:p text:style-name="P22"/>
      <text:p text:style-name="P7">In this exercise, we rely on POSIX monitors that we studied in the OS lecture.</text:p>
      <text:p text:style-name="P7"/>
      <text:p text:style-name="P15"><text:span text:style-name="T10">We want to implement a service for sending messages </text:span>over the network. This service is used by concurrent processes. Each sent message is composed of a set of packets. A message can be sent with the function <text:span text:style-name="T5">sendMessage()</text:span><text:span text:style-name="T10">. This function records the packets in a </text:span><text:span text:style-name="T5">buffer</text:span><text:span text:style-name="T10"> and sends (with </text:span><text:span text:style-name="T5">sendBuffer()</text:span><text:span text:style-name="T10">) the packets when the buffer is full.</text:span></text:p>
      <text:p text:style-name="P8">The implementation code of this service is given below :</text:p>
      <text:p text:style-name="P8"/>
      <text:p text:style-name="P9">Packet buffer[N];</text:p>
      <text:p text:style-name="P9">int np = 0;</text:p>
      <text:p text:style-name="P9"/>
      <text:p text:style-name="P9">void sendMessage (int nb, Packet p[]) {</text:p>
      <text:p text:style-name="P9"><text:tab/>int i = 0;</text:p>
      <text:p text:style-name="P9"><text:tab/>while (i&lt;nb) {</text:p>
      <text:p text:style-name="P9"><text:tab/><text:tab/>buffer[np++] = p[i++];</text:p>
      <text:p text:style-name="P9"><text:tab/><text:tab/>if (np==N) {</text:p>
      <text:p text:style-name="P9"><text:tab/><text:tab/><text:tab/>sendBuffer(buffer);</text:p>
      <text:p text:style-name="P9"><text:tab/><text:tab/><text:tab/>np = 0;</text:p>
      <text:p text:style-name="P9"><text:tab/><text:tab/>}</text:p>
      <text:p text:style-name="P9"><text:tab/>}</text:p>
      <text:p text:style-name="P11">}</text:p>
      <text:p text:style-name="P11"/>
      <text:p text:style-name="P6">Question 1</text:p>
      <text:p text:style-name="P8">Why can't we let concurrent processes execute this code as is ?</text:p>
      <text:p text:style-name="P8">Propose a modification which can allow concurrent execution.</text:p>
      <text:p text:style-name="P19"/>
      <text:p text:style-name="P6">Question 2</text:p>
      <text:p text:style-name="P26"><text:span text:style-name="T23">We now want each process which sends a message (with </text:span><text:span text:style-name="T2">sendMessage()</text:span><text:span text:style-name="T23">) to be blocked until the message (i.e. all of its packets) are effectively sent (with </text:span><text:span text:style-name="T2">sendBuffer()</text:span><text:span text:style-name="T23">). Propose an implementation of this synchronisation with monitors.</text:span></text:p>
      <text:p text:style-name="P27"/>
      <text:p text:style-name="P11"/>
      <text:p text:style-name="P11"/>
      <text:p text:style-name="P21">Exercice <text:span text:style-name="T28">5</text:span></text:p>
      <text:p text:style-name="P23"/>
      <text:p text:style-name="P4">In this exercise, we rely on Hoare monitors that we studied in the OS lecture. You don't have to manage the monitor's mutual exclusion (mutex) and we assume priority to the signal receiver.</text:p>
      <text:p text:style-name="P4"/>
      <text:p text:style-name="P4">We want to control the execution of two programs A and B.</text:p>
      <text:p text:style-name="P4"/>
      <text:p text:style-name="P4"/>
      <text:p text:style-name="P4"><draw:g text:anchor-type="char" draw:z-index="0" draw:style-name="gr1"><draw:frame draw:name="Forme1" draw:style-name="gr2" draw:text-style-name="P35" svg:width="5.769cm" svg:height="3.093cm" svg:x="2.124cm" svg:y="0.025cm"><draw:text-box><text:p text:style-name="P32"><text:span text:style-name="T29">Program A</text:span></text:p><text:p text:style-name="P33"><text:span text:style-name="T30"><text:tab/></text:span></text:p><text:p text:style-name="P34"><text:span text:style-name="T30"><text:s text:c="6"/></text:span><text:span text:style-name="T30">resA = Acompute1();</text:span></text:p><text:p text:style-name="P34"><text:span text:style-name="T31"><text:s text:c="6"/></text:span><text:span text:style-name="T31">I_need_B();</text:span></text:p><text:p text:style-name="P34"><text:span text:style-name="T32"><text:s text:c="6"/></text:span><text:span text:style-name="T32">Acompute2(resB);</text:span></text:p></draw:text-box></draw:frame><draw:frame draw:name="Forme1_0" draw:style-name="gr2" draw:text-style-name="P35" svg:width="5.769cm" svg:height="3.093cm" svg:x="7.892cm" svg:y="0.025cm"><draw:text-box><text:p text:style-name="P32"><text:span text:style-name="T29">Program B</text:span></text:p><text:p text:style-name="P33"><text:span text:style-name="T30"><text:tab/></text:span></text:p><text:p text:style-name="P34"><text:span text:style-name="T30"><text:s text:c="6"/></text:span><text:span text:style-name="T30">resB = Bcompute1();</text:span></text:p><text:p text:style-name="P36"><text:span text:style-name="T31"><text:s text:c="2"/></text:span><text:span text:style-name="T31">I_need_A();</text:span></text:p><text:p text:style-name="P34"><text:span text:style-name="T32"><text:s text:c="7"/></text:span><text:span text:style-name="T32">Bcompute2(resA);</text:span></text:p></draw:text-box></draw:frame></draw:g></text:p>
      <text:p text:style-name="P4"/>
      <text:p text:style-name="P4"/>
      <text:p text:style-name="P4"/>
      <text:p text:style-name="P4"/>
      <text:p text:style-name="P4"/>
      <text:p text:style-name="P15"/>
      <text:p text:style-name="P15"><text:soft-page-break/></text:p>
      <text:p text:style-name="P15">You have to implement a monitor which provides the 2 functions <text:span text:style-name="T3">I_need_A() and I_need_B().</text:span></text:p>
      <text:p text:style-name="P15"/>
      <text:p text:style-name="P4">Acompute2() requires the result from <text:s/>Bcompute1().</text:p>
      <text:p text:style-name="P13">Bcompute2() requires the result from <text:s/>Acompute1().</text:p>
      <text:p text:style-name="P13"/>
      <text:p text:style-name="P21">Exercice <text:span text:style-name="T28">6</text:span></text:p>
      <text:p text:style-name="P24"/>
      <text:p text:style-name="P16">In this exercise, we rely on Hoare monitors that we studied in the OS lecture.</text:p>
      <text:p text:style-name="P16"/>
      <text:p text:style-name="P16">We want to implement a resource allocation service which allows the allocation of resources from a pool of N instances. Each process allocates its resources in one call and frees them before invoking another allocation (no nested calls). This allocation service provides the two following functions:</text:p>
      <text:p text:style-name="P16"/>
      <text:p text:style-name="P16">void alloc (int nb) {<text:tab/><text:tab/><text:tab/><text:tab/><text:tab/>void free (int nb) {</text:p>
      <text:p text:style-name="P15"><text:span text:style-name="T24"><text:s text:c="3"/></text:span><text:span text:style-name="T25">// synchronisation code – </text:span><text:span text:style-name="T27">to be written</text:span><text:span text:style-name="T25"><text:tab/><text:tab/> <text:s text:c="5"/>// synchronisation code – </text:span><text:span text:style-name="T27">to be written</text:span><text:span text:style-name="T25"><text:tab/></text:span></text:p>
      <text:p text:style-name="P15"><text:span text:style-name="T24"><text:s text:c="3"/></text:span><text:span text:style-name="T25">// effective allocation <text:s/>– </text:span><text:span text:style-name="T27">don't have to be written</text:span><text:span text:style-name="T25"> <text:tab/> <text:s text:c="4"/>// effective free <text:s/>– </text:span><text:span text:style-name="T27">don't have to be written</text:span></text:p>
      <text:p text:style-name="P16">}<text:tab/><text:tab/><text:tab/><text:tab/><text:tab/><text:tab/><text:tab/>}</text:p>
      <text:p text:style-name="P16"/>
      <text:p text:style-name="P16">You only need the following global variables in the monitor:</text:p>
      <text:p text:style-name="P15"><text:span text:style-name="T24"><text:s text:c="11"/></text:span><text:span text:style-name="T25">Condition alloc;</text:span></text:p>
      <text:p text:style-name="P15"><text:span text:style-name="T26"><text:s text:c="11"/></text:span><text:span text:style-name="T25">int nbfree = N;</text:span></text:p>
      <text:p text:style-name="P16"/>
      <text:list xml:id="list340332970" text:style-name="WW8Num3">
        <text:list-item>
          <text:p text:style-name="P30">In a first step, we implement a very simple solution. An alloc() which cannot be satisfied (according to the nbfree variable) blocks the calling process (it waits), and a free() wakes up <text:s/>(signals) a unique blocked process (this process blocks again if it cannot be satisfied). Implement this solution (the synchronisation parts of the alloc and free functions).</text:p>
        </text:list-item>
      </text:list>
      <text:p text:style-name="P15"/>
      <text:p text:style-name="P25"/>
      <text:list xml:id="list60005635079520" text:continue-numbering="true" text:style-name="WW8Num3">
        <text:list-item>
          <text:p text:style-name="P30">The previous solution is not satisfactory as it wakes up a unique process on a free(). Modify the previous solution to wake up all the blocked processes on a free().</text:p>
        </text:list-item>
      </text:list>
      <text:p text:style-name="P12"><text:span text:style-name="T17"><text:s text:c="6"/></text:span><text:span text:style-name="T21">You don't need any other variable. Use a cascade sign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Arial Unicode MS'" style:font-charset="x-symbol"/>
    <style:font-face style:name="Symbol" svg:font-family="Symbol"/>
    <style:font-face style:name="FreeSans2" svg:font-family="FreeSans" style:font-family-generic="swiss"/>
    <style:font-face style:name="arial" svg:font-family="arial" style:font-family-generic="swiss"/>
    <style:font-face style:name="FreeSans" svg:font-family="FreeSans" style:font-family-generic="roman" style:font-pitch="variable"/>
    <style:font-face style:name="Liberation Serif" svg:font-family="'Liberation Serif'" style:font-family-generic="roman" style:font-pitch="variable"/>
    <style:font-face style:name="New York1" svg:font-family="'New York'"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fo:font-size="9pt" fo:language="en" fo:country="US" style:font-size-asian="9pt" style:font-name-complex="StarSymbol" style:font-family-complex="StarSymbol, 'Arial Unicode MS'" style:font-charset-complex="x-symbol" style:font-size-complex="9pt"/>
    </style:style>
    <style:style style:name="WW8Num3z0" style:family="text">
      <style:text-properties style:use-window-font-color="true" style:font-name="Symbol" fo:font-family="Symbol" fo:font-size="9pt" fo:language="en" fo:country="US" style:font-size-asian="9pt" style:language-asian="zxx" style:country-asian="none" style:font-name-complex="StarSymbol" style:font-family-complex="StarSymbol, 'Arial Unicode MS'" style:font-charset-complex="x-symbol" style:font-size-complex="9pt" style:language-complex="ar" style:country-complex="SA"/>
    </style:style>
    <style:style style:name="WW8Num2z0" style:family="text">
      <style:text-properties style:font-name="Symbol" fo:font-family="Symbol" fo:font-size="9pt" style:font-size-asian="9pt" style:font-name-complex="StarSymbol" style:font-family-complex="StarSymbol, 'Arial Unicode MS'" style:font-charset-complex="x-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3-12T08:45:05.480358659</meta:creation-date>
    <dc:date>2020-12-08T06:00:03.910374337</dc:date>
    <meta:editing-duration>PT38M</meta:editing-duration>
    <meta:editing-cycles>7</meta:editing-cycles>
    <meta:generator>LibreOffice/6.4.6.2$Linux_X86_64 LibreOffice_project/40$Build-2</meta:generator>
    <meta:document-statistic meta:table-count="0" meta:image-count="0" meta:object-count="0" meta:page-count="3" meta:paragraph-count="64" meta:word-count="889" meta:character-count="5381" meta:non-whitespace-character-count="4483"/>
  </office:meta>
</office:document-meta>
</file>